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2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5.62cm"/>
    </style:style>
    <style:style style:name="co5" style:family="table-column">
      <style:table-column-properties fo:break-before="auto" style:column-width="8.285cm"/>
    </style:style>
    <style:style style:name="co6" style:family="table-column">
      <style:table-column-properties fo:break-before="auto" style:column-width="6.541cm"/>
    </style:style>
    <style:style style:name="co7" style:family="table-column">
      <style:table-column-properties fo:break-before="auto" style:column-width="5.346cm"/>
    </style:style>
    <style:style style:name="co8" style:family="table-column">
      <style:table-column-properties fo:break-before="auto" style:column-width="4.951cm"/>
    </style:style>
    <style:style style:name="co9" style:family="table-column">
      <style:table-column-properties fo:break-before="auto" style:column-width="3.836cm"/>
    </style:style>
    <style:style style:name="co10" style:family="table-column">
      <style:table-column-properties fo:break-before="auto" style:column-width="6.271cm"/>
    </style:style>
    <style:style style:name="co11" style:family="table-column">
      <style:table-column-properties fo:break-before="auto" style:column-width="10.248cm"/>
    </style:style>
    <style:style style:name="co12" style:family="table-column">
      <style:table-column-properties fo:break-before="auto" style:column-width="10.372cm"/>
    </style:style>
    <style:style style:name="co13" style:family="table-column">
      <style:table-column-properties fo:break-before="auto" style:column-width="3.565cm"/>
    </style:style>
    <style:style style:name="co14" style:family="table-column">
      <style:table-column-properties fo:break-before="auto" style:column-width="6.431cm"/>
    </style:style>
    <style:style style:name="co15" style:family="table-column">
      <style:table-column-properties fo:break-before="auto" style:column-width="7.549cm"/>
    </style:style>
    <style:style style:name="co16" style:family="table-column">
      <style:table-column-properties fo:break-before="auto" style:column-width="24.583cm"/>
    </style:style>
    <style:style style:name="co17" style:family="table-column">
      <style:table-column-properties fo:break-before="auto" style:column-width="8.296cm"/>
    </style:style>
    <style:style style:name="co18" style:family="table-column">
      <style:table-column-properties fo:break-before="auto" style:column-width="5.768cm"/>
    </style:style>
    <style:style style:name="co19" style:family="table-column">
      <style:table-column-properties fo:break-before="auto" style:column-width="8.102cm"/>
    </style:style>
    <style:style style:name="co20" style:family="table-column">
      <style:table-column-properties fo:break-before="auto" style:column-width="11.832cm"/>
    </style:style>
    <style:style style:name="co21" style:family="table-column">
      <style:table-column-properties fo:break-before="auto" style:column-width="22.578cm"/>
    </style:style>
    <style:style style:name="co22" style:family="table-column">
      <style:table-column-properties fo:break-before="auto" style:column-width="6.705cm"/>
    </style:style>
    <style:style style:name="co23" style:family="table-column">
      <style:table-column-properties fo:break-before="auto" style:column-width="8.611cm"/>
    </style:style>
    <style:style style:name="co24" style:family="table-column">
      <style:table-column-properties fo:break-before="auto" style:column-width="9.633cm"/>
    </style:style>
    <style:style style:name="co25" style:family="table-column">
      <style:table-column-properties fo:break-before="auto" style:column-width="7.25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004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489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7.371cm" fo:break-before="auto" style:use-optimal-row-height="false"/>
    </style:style>
    <style:style style:name="ro12" style:family="table-row">
      <style:table-row-properties style:row-height="4.115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2.919cm" fo:break-before="auto" style:use-optimal-row-height="true"/>
    </style:style>
    <style:style style:name="ro15" style:family="table-row">
      <style:table-row-properties style:row-height="3.877cm" fo:break-before="auto" style:use-optimal-row-height="true"/>
    </style:style>
    <style:style style:name="ro16" style:family="table-row">
      <style:table-row-properties style:row-height="2.039cm" fo:break-before="auto" style:use-optimal-row-height="true"/>
    </style:style>
    <style:style style:name="ro17" style:family="table-row">
      <style:table-row-properties style:row-height="1.711cm" fo:break-before="auto" style:use-optimal-row-height="false"/>
    </style:style>
    <style:style style:name="ro18" style:family="table-row">
      <style:table-row-properties style:row-height="3.224cm" fo:break-before="auto" style:use-optimal-row-height="true"/>
    </style:style>
    <style:style style:name="ro19" style:family="table-row">
      <style:table-row-properties style:row-height="9.148cm" fo:break-before="auto" style:use-optimal-row-height="true"/>
    </style:style>
    <style:style style:name="ro20" style:family="table-row">
      <style:table-row-properties style:row-height="2.895cm" fo:break-before="auto" style:use-optimal-row-height="true"/>
    </style:style>
    <style:style style:name="ro21" style:family="table-row">
      <style:table-row-properties style:row-height="12.077cm" fo:break-before="auto" style:use-optimal-row-height="false"/>
    </style:style>
    <style:style style:name="ro22" style:family="table-row">
      <style:table-row-properties style:row-height="3.62cm" fo:break-before="auto" style:use-optimal-row-height="true"/>
    </style:style>
    <style:style style:name="ro23" style:family="table-row">
      <style:table-row-properties style:row-height="5.593cm" fo:break-before="auto" style:use-optimal-row-height="true"/>
    </style:style>
    <style:style style:name="ro24" style:family="table-row">
      <style:table-row-properties style:row-height="9.015cm" fo:break-before="auto" style:use-optimal-row-height="false"/>
    </style:style>
    <style:style style:name="ro25" style:family="table-row">
      <style:table-row-properties style:row-height="1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48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36">
      <style:table-cell-properties fo:padding="0.071cm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padding="0.071cm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ext-properties fo:color="#6aab73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5" style:family="table-cell" style:parent-style-name="Default">
      <style:text-properties fo:color="#6aab73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style:use-window-font-color="true"/>
    </style:style>
    <style:style style:name="ce10" style:family="table-cell" style:parent-style-name="Default">
      <style:text-properties style:use-window-font-color="true" style:font-name="Liberation Sans" fo:language="pl" fo:country="PL" style:font-name-asian="Noto Sans" style:language-asian="zh" style:country-asian="CN" style:font-name-complex="Droid Sans Devanagari" style:language-complex="hi" style:country-complex="IN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style:vertical-align="top"/>
    </style:style>
    <style:style style:name="ce16" style:family="table-cell" style:parent-style-name="Default">
      <style:table-cell-properties style:vertical-align="top"/>
      <style:text-properties style:use-window-font-color="true"/>
    </style:style>
    <style:style style:name="ce17" style:family="table-cell" style:parent-style-name="Default">
      <style:table-cell-properties fo:background-color="#dde8cb"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fo:font-size="10pt" fo:language="pl" fo:country="PL" style:text-line-through-mode="continuous" fo:text-shadow="none" style:text-outline="false" fo:font-style="normal" style:text-line-through-type="none" style:text-underline-style="none" style:text-underline-color="font-color" fo:font-weight="normal" style:font-name-complex="Droid Sans Devanagari" style:font-name-asian="Noto Sans" style:font-size-asian="10pt" style:font-relief="none" style:font-size-complex="10pt" style:language-asian="zh" style:country-asian="CN" style:font-name="Liberation Sans" style:text-emphasize="none" style:font-style-complex="normal" style:font-style-asian="normal" style:font-weight-complex="normal" style:font-weight-asian="normal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font-name-asian="Noto Sans" style:font-name="Liberation Sans" style:language-asian="zh" style:country-asian="CN" fo:language="pl" fo:country="PL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0pt" style:font-size-asian="10pt" style:font-name-complex="Droid Sans Devanagari" style:font-name-asian="Noto Sans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pl" fo:country="PL" fo:font-size="10pt"/>
    </style:style>
    <style:style style:name="T5" style:family="text">
      <style:text-properties style:font-name-asian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font-name="Liberation Sans" style:language-complex="hi" style:country-complex="I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language-complex="hi" style:country-complex="IN" style:font-name-asian="Noto Sans" style:language-asian="zh" style:country-asian="CN" fo:language="pl" fo:country="PL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font-name-asian="Noto Sans" style:font-name="Liberation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font-name="Liberation Sans" style:language-complex="hi" style:country-complex="IN" style:language-asian="zh" style:country-asian="CN" fo:language="pl" fo:country="PL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5" table:style-name="ta1">
        <table:table-column table:style-name="co1" table:default-cell-style-name="ce20"/>
        <table:table-column table:style-name="co1" table:number-columns-repeated="2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" office:value-type="string" calcext:value-type="string">
            <text:p>Zadanie</text:p>
          </table:table-cell>
          <table:table-cell table:style-name="ce3" office:value-type="string" calcext:value-type="string">
            <text:p>Czas [h]</text:p>
          </table:table-cell>
          <table:table-cell office:value-type="string" calcext:value-type="string">
            <text:p>Projekt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Miesiąc</text:p>
          </table:table-cell>
        </table:table-row>
        <table:table-row table:style-name="ro2" table:visibility="filter">
          <table:table-cell office:value-type="date" office:date-value="2012-01-05" calcext:value-type="date">
            <text:p>5.01.2012</text:p>
          </table:table-cell>
          <table:table-cell office:value-type="string" calcext:value-type="string">
            <text:p>Specyfikacja wymagan niefuncjonalnych dot. technolog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date" office:date-value="2012-01-12" calcext:value-type="date">
            <text:p>12.01.2012</text:p>
          </table:table-cell>
          <table:table-cell office:value-type="string" calcext:value-type="string">
            <text:p>Przeglad technologii webowych</text:p>
          </table:table-cell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date" office:date-value="2012-01-16" calcext:value-type="date">
            <text:p>16.01.2012</text:p>
          </table:table-cell>
          <table:table-cell office:value-type="string" calcext:value-type="string">
            <text:p>Implementacja prototypu zapisywania dany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date" office:date-value="2012-01-17" calcext:value-type="date">
            <text:p>17.01.2012</text:p>
          </table:table-cell>
          <table:table-cell office:value-type="string" calcext:value-type="string">
            <text:p>Implementacja prototypu zapisywania dany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date" office:date-value="2012-01-18" calcext:value-type="date">
            <text:p>18.01.2012</text:p>
          </table:table-cell>
          <table:table-cell office:value-type="string" calcext:value-type="string">
            <text:p>Implementacja prototypu GU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date" office:date-value="2012-01-20" calcext:value-type="date">
            <text:p>20.01.2012</text:p>
          </table:table-cell>
          <table:table-cell office:value-type="string" calcext:value-type="string">
            <text:p>Integracj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3" calcext:value-type="date">
            <text:p>13.01.2012</text:p>
          </table:table-cell>
          <table:table-cell office:value-type="string" calcext:value-type="string">
            <text:p>Wizyta u klienta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9" calcext:value-type="date">
            <text:p>19.01.2012</text:p>
          </table:table-cell>
          <table:table-cell office:value-type="string" calcext:value-type="string">
            <text:p>Analiza wymagań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2-01-21" calcext:value-type="date">
            <text:p>21.01.2012</text:p>
          </table:table-cell>
          <table:table-cell office:value-type="string" calcext:value-type="string">
            <text:p>Spisanie dokumentu wymag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2-01-22" calcext:value-type="date">
            <text:p>22.01.2012</text:p>
          </table:table-cell>
          <table:table-cell office:value-type="string" calcext:value-type="string">
            <text:p>Prezentacja dla kli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2-01-23" calcext:value-type="date">
            <text:p>23.01.2012</text:p>
          </table:table-cell>
          <table:table-cell office:value-type="string" calcext:value-type="string">
            <text:p>Spotkanie po prezentacji, podsumowanie i wnio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date" office:date-value="2012-02-01" calcext:value-type="date">
            <text:p>1.02.2012</text:p>
          </table:table-cell>
          <table:table-cell office:value-type="string" calcext:value-type="string">
            <text:p>Wizyta u klienta, dopytanie o dane</text:p>
          </table:table-cell>
          <table:table-cell table:style-name="ce23" office:value-type="float" office:value="7.25" calcext:value-type="float">
            <text:p>7,25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date" office:date-value="2012-02-02" calcext:value-type="date">
            <text:p>2.02.2012</text:p>
          </table:table-cell>
          <table:table-cell office:value-type="string" calcext:value-type="string">
            <text:p>Przygotoeanie anomimizatora danych i testy</text:p>
          </table:table-cell>
          <table:table-cell table:style-name="ce23" office:value-type="float" office:value="6.5" calcext:value-type="float">
            <text:p>6,5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date" office:date-value="2012-02-03" calcext:value-type="date">
            <text:p>3.02.2012</text:p>
          </table:table-cell>
          <table:table-cell office:value-type="string" calcext:value-type="string">
            <text:p>Przygotoeanie anomimizatora danych i tes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date" office:date-value="2012-02-07" calcext:value-type="date">
            <text:p>7.02.2012</text:p>
          </table:table-cell>
          <table:table-cell office:value-type="string" calcext:value-type="string">
            <text:p>Wizyta u klienta, przetworzenie i odebranie danych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date" office:date-value="2012-02-08" calcext:value-type="date">
            <text:p>8.02.2012</text:p>
          </table:table-cell>
          <table:table-cell office:value-type="string" calcext:value-type="string">
            <text:p>Analiza dany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date" office:date-value="2012-03-05" calcext:value-type="date">
            <text:p>5.03.2012</text:p>
          </table:table-cell>
          <table:table-cell office:value-type="string" calcext:value-type="string">
            <text:p>Specyfikacja wymagan niefuncjonalnych dot. technolog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date" office:date-value="2012-03-06" calcext:value-type="date">
            <text:p>6.03.2012</text:p>
          </table:table-cell>
          <table:table-cell office:value-type="string" calcext:value-type="string">
            <text:p>Przeglad technologii webowych</text:p>
          </table:table-cell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07" calcext:value-type="date">
            <text:p>7.03.2012</text:p>
          </table:table-cell>
          <table:table-cell office:value-type="string" calcext:value-type="string">
            <text:p>Implementacja prototypu zapisywania dany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08" calcext:value-type="date">
            <text:p>8.03.2012</text:p>
          </table:table-cell>
          <table:table-cell office:value-type="string" calcext:value-type="string">
            <text:p>Implementacja prototypu zapisywania dany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09" calcext:value-type="date">
            <text:p>9.03.2012</text:p>
          </table:table-cell>
          <table:table-cell office:value-type="string" calcext:value-type="string">
            <text:p>Implementacja prototypu GU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10" calcext:value-type="date">
            <text:p>10.03.2012</text:p>
          </table:table-cell>
          <table:table-cell office:value-type="string" calcext:value-type="string">
            <text:p>Integracj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11" calcext:value-type="date">
            <text:p>11.03.2012</text:p>
          </table:table-cell>
          <table:table-cell office:value-type="string" calcext:value-type="string">
            <text:p>Specyfikacja wymagan niefuncjonalnych dot. technolog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date" office:date-value="2012-03-12" calcext:value-type="date">
            <text:p>12.03.2012</text:p>
          </table:table-cell>
          <table:table-cell office:value-type="string" calcext:value-type="string">
            <text:p>Przeglad technologii webowych</text:p>
          </table:table-cell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13" calcext:value-type="date">
            <text:p>13.03.2012</text:p>
          </table:table-cell>
          <table:table-cell office:value-type="string" calcext:value-type="string">
            <text:p>Implementacja prototypu zapisywania dany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14" calcext:value-type="date">
            <text:p>14.03.2012</text:p>
          </table:table-cell>
          <table:table-cell office:value-type="string" calcext:value-type="string">
            <text:p>Implementacja prototypu zapisywania dany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15" calcext:value-type="date">
            <text:p>15.03.2012</text:p>
          </table:table-cell>
          <table:table-cell office:value-type="string" calcext:value-type="string">
            <text:p>Implementacja prototypu GU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16" calcext:value-type="date">
            <text:p>16.03.2012</text:p>
          </table:table-cell>
          <table:table-cell office:value-type="string" calcext:value-type="string">
            <text:p>Integracj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1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date" office:date-value="2012-03-13" calcext:value-type="date">
            <text:p>13.03.2012</text:p>
          </table:table-cell>
          <table:table-cell office:value-type="string" calcext:value-type="string">
            <text:p>Wizyta u klienta</text:p>
          </table:table-cell>
          <table:table-cell table:style-name="ce23" office:value-type="float" office:value="30" calcext:value-type="float">
            <text:p>30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date" office:date-value="2012-03-13" calcext:value-type="date">
            <text:p>13.03.2012</text:p>
          </table:table-cell>
          <table:table-cell office:value-type="string" calcext:value-type="string">
            <text:p>Wizyta u klienta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date" office:date-value="2012-03-14" calcext:value-type="date">
            <text:p>14.03.2012</text:p>
          </table:table-cell>
          <table:table-cell office:value-type="string" calcext:value-type="string">
            <text:p>Analiza wymagań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14" calcext:value-type="date">
            <text:p>14.03.2012</text:p>
          </table:table-cell>
          <table:table-cell office:value-type="string" calcext:value-type="string">
            <text:p>Spisanie dokumentu wymaga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14" calcext:value-type="date">
            <text:p>14.03.2012</text:p>
          </table:table-cell>
          <table:table-cell office:value-type="string" calcext:value-type="string">
            <text:p>Spisanie dokumentu wymag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15" calcext:value-type="date">
            <text:p>15.03.2012</text:p>
          </table:table-cell>
          <table:table-cell office:value-type="string" calcext:value-type="string">
            <text:p>Prezentacja dla klien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16" calcext:value-type="date">
            <text:p>16.03.2012</text:p>
          </table:table-cell>
          <table:table-cell office:value-type="string" calcext:value-type="string">
            <text:p>Prezentacja dla kli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25" calcext:value-type="date">
            <text:p>25.03.2012</text:p>
          </table:table-cell>
          <table:table-cell office:value-type="string" calcext:value-type="string">
            <text:p>Spotkanie po prezentacji, podsumowanie i wnio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25" calcext:value-type="date">
            <text:p>25.03.2012</text:p>
          </table:table-cell>
          <table:table-cell office:value-type="string" calcext:value-type="string">
            <text:p>Spotkanie po prezentacji, podsumowanie i wnios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Kowalsk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2-01-13" calcext:value-type="date">
            <text:p>13.01.2012</text:p>
          </table:table-cell>
          <table:table-cell office:value-type="string" calcext:value-type="string">
            <text:p>Wizyta u klienta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4" calcext:value-type="date">
            <text:p>14.01.2012</text:p>
          </table:table-cell>
          <table:table-cell office:value-type="string" calcext:value-type="string">
            <text:p>Podsumowanie spotkania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2-01-18" calcext:value-type="date">
            <text:p>18.01.2012</text:p>
          </table:table-cell>
          <table:table-cell office:value-type="string" calcext:value-type="string">
            <text:p>Ocena wymagan przygotowanych przez Jan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2-01-23" calcext:value-type="date">
            <text:p>23.01.2012</text:p>
          </table:table-cell>
          <table:table-cell office:value-type="string" calcext:value-type="string">
            <text:p>Prezentacja dla kli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2-01-24" calcext:value-type="date">
            <text:p>24.01.2012</text:p>
          </table:table-cell>
          <table:table-cell office:value-type="string" calcext:value-type="string">
            <text:p>Spotkanie po prezentacji, podsumowanie i wnio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2-01-25" calcext:value-type="date">
            <text:p>25.01.2012</text:p>
          </table:table-cell>
          <table:table-cell office:value-type="string" calcext:value-type="string">
            <text:p>Projekt architektury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2-01-26" calcext:value-type="date">
            <text:p>26.01.2012</text:p>
          </table:table-cell>
          <table:table-cell office:value-type="string" calcext:value-type="string">
            <text:p>Przygotowanie do testów Erlanga - srodowisk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2-01-26" calcext:value-type="date">
            <text:p>26.01.2012</text:p>
          </table:table-cell>
          <table:table-cell office:value-type="string" calcext:value-type="string">
            <text:p>Zabawa Erlangi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2-01-27" calcext:value-type="date">
            <text:p>27.01.2012</text:p>
          </table:table-cell>
          <table:table-cell office:value-type="string" calcext:value-type="string">
            <text:p>Testowanie Erlanga na potrzeby architektu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2-01-30" calcext:value-type="date">
            <text:p>30.01.2012</text:p>
          </table:table-cell>
          <table:table-cell office:value-type="string" calcext:value-type="string">
            <text:p>Pierwszy prototyp technologiczny w Erlang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3"/>
          <table:table-cell table:number-columns-repeated="3"/>
        </table:table-row>
        <table:table-row table:style-name="ro1" table:visibility="filter">
          <table:table-cell office:value-type="date" office:date-value="2012-03-14" calcext:value-type="date">
            <text:p>14.03.2012</text:p>
          </table:table-cell>
          <table:table-cell office:value-type="string" calcext:value-type="string">
            <text:p>Podsumowanie spotkania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15" calcext:value-type="date">
            <text:p>15.03.2012</text:p>
          </table:table-cell>
          <table:table-cell office:value-type="string" calcext:value-type="string">
            <text:p>Ocena wymagan przygotowanych przez Jan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16" calcext:value-type="date">
            <text:p>16.03.2012</text:p>
          </table:table-cell>
          <table:table-cell office:value-type="string" calcext:value-type="string">
            <text:p>Prezentacja dla kli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17" calcext:value-type="date">
            <text:p>17.03.2012</text:p>
          </table:table-cell>
          <table:table-cell office:value-type="string" calcext:value-type="string">
            <text:p>Spotkanie po prezentacji, podsumowanie i wnio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18" calcext:value-type="date">
            <text:p>18.03.2012</text:p>
          </table:table-cell>
          <table:table-cell office:value-type="string" calcext:value-type="string">
            <text:p>Projekt architektury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19" calcext:value-type="date">
            <text:p>19.03.2012</text:p>
          </table:table-cell>
          <table:table-cell office:value-type="string" calcext:value-type="string">
            <text:p>Przygotowanie do testów Erlanga - srodowisk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20" calcext:value-type="date">
            <text:p>20.03.2012</text:p>
          </table:table-cell>
          <table:table-cell office:value-type="string" calcext:value-type="string">
            <text:p>Zabawa Erlangi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21" calcext:value-type="date">
            <text:p>21.03.2012</text:p>
          </table:table-cell>
          <table:table-cell office:value-type="string" calcext:value-type="string">
            <text:p>Testowanie Erlanga na potrzeby architektu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date" office:date-value="2012-03-22" calcext:value-type="date">
            <text:p>22.03.2012</text:p>
          </table:table-cell>
          <table:table-cell office:value-type="string" calcext:value-type="string">
            <text:p>Pierwszy prototyp technologiczny w Erlang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kt2</text:p>
          </table:table-cell>
          <table:table-cell office:value-type="string" calcext:value-type="string">
            <text:p>Nowak</text:p>
          </table:table-cell>
          <table:table-cell office:value-type="float" office:value="3" calcext:value-type="float">
            <text:p>3</text:p>
          </table:table-cell>
        </table:table-row>
      </table:table>
      <table:table table:name="Poprawne testy Raport1" table:style-name="ta1">
        <table:table-column table:style-name="co2" table:default-cell-style-name="ce2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Default" office:value-type="string" calcext:value-type="string">
            <text:p>PATH</text:p>
          </table:table-cell>
          <table:table-cell office:value-type="string" calcext:value-type="string">
            <text:p>Oczekiwany rezultat</text:p>
          </table:table-cell>
          <table:table-cell office:value-type="string" calcext:value-type="string">
            <text:p>Otrzymany</text:p>
          </table:table-cell>
          <table:table-cell office:value-type="string" calcext:value-type="string">
            <text:p>Opis przypadku</text:p>
          </table:table-cell>
        </table:table-row>
        <table:table-row table:style-name="ro3">
          <table:table-cell table:style-name="ce24" office:value-type="string" calcext:value-type="string">
            <text:p>testy/Poprawne_dane/2012/01</text:p>
          </table:table-cell>
          <table:table-cell table:number-columns-repeated="2" office:value-type="string" calcext:value-type="string">
            <text:p>Projekt1 28 <text:s/>Projekt2 57</text:p>
          </table:table-cell>
          <table:table-cell office:value-type="string" calcext:value-type="string">
            <text:p>Kowalski +projekt1+ projekt2, Nowak+Projekt2</text:p>
          </table:table-cell>
        </table:table-row>
        <table:table-row table:style-name="ro3">
          <table:table-cell office:value-type="string" calcext:value-type="string">
            <text:p>testy/Poprawne_dane/2012/02</text:p>
          </table:table-cell>
          <table:table-cell table:number-columns-repeated="2" office:value-type="string" calcext:value-type="string">
            <text:p>Projekt2 25.25</text:p>
          </table:table-cell>
          <table:table-cell office:value-type="string" calcext:value-type="string">
            <text:p>Kowalski +projekt2</text:p>
          </table:table-cell>
        </table:table-row>
        <table:table-row table:style-name="ro3">
          <table:table-cell office:value-type="string" calcext:value-type="string">
            <text:p>testy/Poprawne_dane/2012/03</text:p>
          </table:table-cell>
          <table:table-cell table:number-columns-repeated="2" office:value-type="string" calcext:value-type="string">
            <text:p>Projekt1 67 <text:s/>Projekt2 57</text:p>
          </table:table-cell>
          <table:table-cell office:value-type="string" calcext:value-type="string">
            <text:p>Kowalski +projekt1+ projekt2, Nowak+Projekt1+Projekt2</text:p>
          </table:table-cell>
        </table:table-row>
        <table:table-row table:style-name="ro3">
          <table:table-cell office:value-type="string" calcext:value-type="string">
            <text:p>testy/Poprawne_dane/2012/04</text:p>
          </table:table-cell>
          <table:table-cell table:number-columns-repeated="2" office:value-type="string" calcext:value-type="string">
            <text:p>Projekt1 28 Projekt2 18</text:p>
          </table:table-cell>
          <table:table-cell office:value-type="string" calcext:value-type="string">
            <text:p>Kowalski +Projekt1 +Projekt2</text:p>
          </table:table-cell>
        </table:table-row>
        <table:table-row table:style-name="ro3">
          <table:table-cell office:value-type="string" calcext:value-type="string">
            <text:p>testy/Poprawne_dane/2012/05</text:p>
          </table:table-cell>
          <table:table-cell table:number-columns-repeated="2" office:value-type="string" calcext:value-type="string">
            <text:p>Projekt2 57</text:p>
          </table:table-cell>
          <table:table-cell office:value-type="string" calcext:value-type="string">
            <text:p>Kowalski +projekt2, Nowak+Projekt2</text:p>
          </table:table-cell>
        </table:table-row>
        <table:table-row table:style-name="ro3">
          <table:table-cell table:style-name="ce24" office:value-type="string" calcext:value-type="string">
            <text:p>testy/Poprawne_dane/2012</text:p>
          </table:table-cell>
          <table:table-cell office:value-type="string" calcext:value-type="string">
            <text:p>Projekt1 123 Projekt2 214,25</text:p>
          </table:table-cell>
          <table:table-cell table:number-columns-repeated="2"/>
        </table:table-row>
      </table:table>
      <table:table table:name="Poprawne testy Raport2" table:style-name="ta1">
        <table:table-column table:style-name="co6" table:default-cell-style-name="ce25"/>
        <table:table-column table:style-name="co7" table:default-cell-style-name="ce26"/>
        <table:table-column table:style-name="co8" table:default-cell-style-name="Default"/>
        <table:table-column table:style-name="co9" table:default-cell-style-name="ce26"/>
        <table:table-row table:style-name="ro3">
          <table:table-cell table:style-name="Default" office:value-type="string" calcext:value-type="string">
            <text:p>PATH</text:p>
          </table:table-cell>
          <table:table-cell table:style-name="Default" office:value-type="string" calcext:value-type="string">
            <text:p>Oczekiwany rezultat</text:p>
          </table:table-cell>
          <table:table-cell office:value-type="string" calcext:value-type="string">
            <text:p>Otrzymany</text:p>
          </table:table-cell>
          <table:table-cell office:value-type="string" calcext:value-type="string">
            <text:p>Opis przypadku</text:p>
          </table:table-cell>
        </table:table-row>
        <table:table-row table:style-name="ro4">
          <table:table-cell office:value-type="string" calcext:value-type="string">
            <text:p>testy/Poprawne_dane/2012/01</text:p>
          </table:table-cell>
          <table:table-cell office:value-type="string" calcext:value-type="string">
            <text:p>Kowalski Jan 46.0     </text:p>
            <text:p>Projekt1 28.0     </text:p>
            <text:p>Projekt2 18.0 </text:p>
            <text:p>Nowak Piotr 39.0     </text:p>
            <text:p>Projekt2 39.0</text:p>
          </table:table-cell>
          <table:table-cell table:style-name="ce26" office:value-type="string" calcext:value-type="string">
            <text:p>Kowalski Jan 46.0     </text:p>
            <text:p>Projekt1 28.0     </text:p>
            <text:p>Projekt2 18.0 </text:p>
            <text:p>Nowak Piotr 39.0     </text:p>
            <text:p>Projekt2 39.0</text:p>
          </table:table-cell>
          <table:table-cell office:value-type="string" calcext:value-type="string">
            <text:p>Kowalski + projekt1+projekt2</text:p>
            <text:p>Nowak+projekt2</text:p>
          </table:table-cell>
        </table:table-row>
        <table:table-row table:style-name="ro5">
          <table:table-cell office:value-type="string" calcext:value-type="string">
            <text:p>testy/Poprawne_dane/2012/02</text:p>
          </table:table-cell>
          <table:table-cell office:value-type="string" calcext:value-type="string">
            <text:p>Kowalski Jan 25.25 </text:p>
            <text:p>Projekt2 25.25</text:p>
          </table:table-cell>
          <table:table-cell office:value-type="string" calcext:value-type="string">
            <text:p>Kowalski Jan 25.25 </text:p>
            <text:p>Projekt2 25.25</text:p>
          </table:table-cell>
          <table:table-cell office:value-type="string" calcext:value-type="string">
            <text:p>Kowalski + projekt1</text:p>
          </table:table-cell>
        </table:table-row>
        <table:table-row table:style-name="ro6">
          <table:table-cell office:value-type="string" calcext:value-type="string">
            <text:p>testy/Poprawne_dane/2012/03</text:p>
          </table:table-cell>
          <table:table-cell table:style-name="ce27" office:value-type="string" calcext:value-type="string">
            <text:p>Kowalski Jan 46.0     </text:p>
            <text:p>Projekt1 28.0     </text:p>
            <text:p>Projekt2 18.0 </text:p>
            <text:p>Nowak Piotr 78.0     </text:p>
            <text:p>Projekt1 39.0     </text:p>
            <text:p>Projekt2 39.0</text:p>
          </table:table-cell>
          <table:table-cell office:value-type="string" calcext:value-type="string">
            <text:p>Kowalski Jan 46.0     </text:p>
            <text:p>Projekt1 28.0     </text:p>
            <text:p>Projekt2 18.0 </text:p>
            <text:p>Nowak Piotr 78.0     </text:p>
            <text:p>Projekt1 39.0     </text:p>
            <text:p>Projekt2 39.0</text:p>
          </table:table-cell>
          <table:table-cell office:value-type="string" calcext:value-type="string">
            <text:p><text:span text:style-name="T1">Kowalski +projekt1+ projekt2, </text:span></text:p>
            <text:p><text:span text:style-name="T1">Nowak+Projekt1+Projekt2</text:span></text:p>
          </table:table-cell>
        </table:table-row>
        <table:table-row table:style-name="ro7">
          <table:table-cell office:value-type="string" calcext:value-type="string">
            <text:p>testy/Poprawne_dane/2012/04</text:p>
          </table:table-cell>
          <table:table-cell office:value-type="string" calcext:value-type="string">
            <text:p>Kowalski Jan 46.0</text:p>
            <text:p>Projekt1 28.0     </text:p>
            <text:p>Projekt2 18.0</text:p>
          </table:table-cell>
          <table:table-cell table:style-name="ce26" office:value-type="string" calcext:value-type="string">
            <text:p>Kowalski Jan 46.0</text:p>
            <text:p>Projekt1 28.0     </text:p>
            <text:p>Projekt2 18.0</text:p>
          </table:table-cell>
          <table:table-cell office:value-type="string" calcext:value-type="string">
            <text:p>Kowalski + projekt1+projekt2</text:p>
          </table:table-cell>
        </table:table-row>
        <table:table-row table:style-name="ro8">
          <table:table-cell office:value-type="string" calcext:value-type="string">
            <text:p>testy/Poprawne_dane/2012/05</text:p>
          </table:table-cell>
          <table:table-cell office:value-type="string" calcext:value-type="string">
            <text:p>Kowalski Jan 18.0     </text:p>
            <text:p>Projekt2 18.0 </text:p>
            <text:p>Nowak Piotr 39.0     </text:p>
            <text:p>Projekt2 39.0</text:p>
          </table:table-cell>
          <table:table-cell table:style-name="ce26" office:value-type="string" calcext:value-type="string">
            <text:p>Kowalski Jan 18.0     </text:p>
            <text:p>Projekt2 18.0 </text:p>
            <text:p>Nowak Piotr 39.0     </text:p>
            <text:p>Projekt2 39.0</text:p>
          </table:table-cell>
          <table:table-cell table:style-name="Default" office:value-type="string" calcext:value-type="string">
            <text:p>Kowalski +projekt2, </text:p>
            <text:p>Nowak+Projekt2</text:p>
          </table:table-cell>
        </table:table-row>
        <table:table-row table:style-name="ro9">
          <table:table-cell table:style-name="ce24" office:value-type="string" calcext:value-type="string">
            <text:p>testy/Poprawne_dane/2012</text:p>
          </table:table-cell>
          <table:table-cell table:style-name="ce27" office:value-type="string" calcext:value-type="string">
            <text:p>Kowalski Jan 181.25     </text:p>
            <text:p>Projekt1 84.0     </text:p>
            <text:p>Projekt2 97.25 </text:p>
            <text:p>Nowak Piotr 156.0     </text:p>
            <text:p>Projekt1 39.0     </text:p>
            <text:p>Projekt2 117.0</text:p>
          </table:table-cell>
          <table:table-cell/>
          <table:table-cell table:style-name="Default"/>
        </table:table-row>
      </table:table>
      <table:table table:name="Poprawne testy Raport3" table:style-name="ta1">
        <table:table-column table:style-name="co10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6"/>
        <table:table-row table:style-name="ro3">
          <table:table-cell table:style-name="Default" office:value-type="string" calcext:value-type="string">
            <text:p>PATH</text:p>
          </table:table-cell>
          <table:table-cell office:value-type="string" calcext:value-type="string">
            <text:p>Oczekiwany rezultat</text:p>
          </table:table-cell>
          <table:table-cell office:value-type="string" calcext:value-type="string">
            <text:p>Otrzymany</text:p>
          </table:table-cell>
          <table:table-cell office:value-type="string" calcext:value-type="string">
            <text:p>Opis przypadku</text:p>
          </table:table-cell>
        </table:table-row>
        <table:table-row table:style-name="ro7">
          <table:table-cell office:value-type="string" calcext:value-type="string">
            <text:p>testy/Poprawne_dane/2012/01</text:p>
          </table:table-cell>
          <table:table-cell table:number-columns-repeated="2"/>
          <table:table-cell office:value-type="string" calcext:value-type="string">
            <text:p>Kowalski + projekt1+projekt2</text:p>
            <text:p>Nowak+projekt2</text:p>
          </table:table-cell>
        </table:table-row>
        <table:table-row table:style-name="ro8">
          <table:table-cell office:value-type="string" calcext:value-type="string">
            <text:p>testy/Poprawne_dane/2012/02</text:p>
          </table:table-cell>
          <table:table-cell office:value-type="string" calcext:value-type="string">
            <text:p>Przygotoeanie anomimizatora danych i testy 10.5</text:p>
            <text:p>Wizyta u klienta, dopytanie o dane 7.25</text:p>
            <text:p>Wizyta u klienta, przetworzenie i odebranie danych 5.5</text:p>
            <text:p><text:span text:style-name="T1">Analiza danych 2.0</text:span></text:p>
          </table:table-cell>
          <table:table-cell office:value-type="string" calcext:value-type="string">
            <text:p>Analiza danych 2.0</text:p>
            <text:p>Przygotoeanie anomimizatora danych i testy 10.5</text:p>
            <text:p>Wizyta u klienta, dopytanie o dane 7.25</text:p>
            <text:p>Wizyta u klienta, przetworzenie i odebranie danych 5.5</text:p>
          </table:table-cell>
          <table:table-cell office:value-type="string" calcext:value-type="string">
            <text:p>Kowalski + projekt1</text:p>
          </table:table-cell>
        </table:table-row>
        <table:table-row table:style-name="ro8">
          <table:table-cell office:value-type="string" calcext:value-type="string">
            <text:p>testy/Poprawne_dane/2012/03</text:p>
          </table:table-cell>
          <table:table-cell table:number-columns-repeated="2"/>
          <table:table-cell office:value-type="string" calcext:value-type="string">
            <text:p><text:span text:style-name="T1">Kowalski +projekt1+ projekt2, </text:span></text:p>
            <text:p><text:span text:style-name="T1">Nowak+Projekt1+Projekt2</text:span></text:p>
          </table:table-cell>
        </table:table-row>
        <table:table-row table:style-name="ro10">
          <table:table-cell office:value-type="string" calcext:value-type="string">
            <text:p>testy/Poprawne_dane/2012/04</text:p>
          </table:table-cell>
          <table:table-cell office:value-type="string" calcext:value-type="string">
            <text:p>Implementacja prototypu zapisywania danych 14.0 </text:p>
            <text:p>Spisanie dokumentu wymagan 7.0 </text:p>
            <text:p><text:span text:style-name="T1">Analiza wymagań 5.0 </text:span></text:p>
            <text:p><text:span text:style-name="T1">Implementacja prototypu GUI 6.0 </text:span></text:p>
            <text:p><text:span text:style-name="T1">Integracja 3.0 </text:span></text:p>
            <text:p><text:span text:style-name="T1">Specyfikacja wymagan niefuncjonalnych dot. technologii 3.0 </text:span></text:p>
            <text:p>Wizyta u klienta 3.0</text:p>
            <text:p><text:span text:style-name="T1">Prezentacja dla klienta 2.0 </text:span></text:p>
            <text:p><text:span text:style-name="T1">Przeglad technologii webowych 2.0 </text:span></text:p>
            <text:p><text:span text:style-name="T1">Spotkanie po prezentacji, podsumowanie i wnioski 1.0 </text:span></text:p>
          </table:table-cell>
          <table:table-cell office:value-type="string" calcext:value-type="string">
            <text:p>Analiza wymagań 5.0 </text:p>
            <text:p>Implementacja prototypu GUI 6.0 </text:p>
            <text:p>Implementacja prototypu zapisywania danych 14.0 </text:p>
            <text:p>Integracja 3.0 </text:p>
            <text:p>Prezentacja dla klienta 2.0 </text:p>
            <text:p>Przeglad technologii webowych 2.0 </text:p>
            <text:p>Specyfikacja wymagan niefuncjonalnych dot. technologii 3.0 </text:p>
            <text:p>Spisanie dokumentu wymagan 7.0 </text:p>
            <text:p>Spotkanie po prezentacji, podsumowanie i wnioski 1.0 </text:p>
            <text:p>Wizyta u klienta 3.0</text:p>
          </table:table-cell>
          <table:table-cell office:value-type="string" calcext:value-type="string">
            <text:p>Kowalski + projekt1+projekt2</text:p>
          </table:table-cell>
        </table:table-row>
        <table:table-row table:style-name="ro11">
          <table:table-cell office:value-type="string" calcext:value-type="string">
            <text:p>testy/Poprawne_dane/2012/05</text:p>
          </table:table-cell>
          <table:table-cell office:value-type="string" calcext:value-type="string">
            <text:p><text:span text:style-name="T1">Implementacja prototypu zapisywania danych 14.0</text:span></text:p>
            <text:p><text:span text:style-name="T1">Pierwszy prototyp technologiczny w Erlangu 8.0</text:span></text:p>
            <text:p><text:span text:style-name="T1">Testowanie Erlanga na potrzeby architektury 8.0</text:span></text:p>
            <text:p><text:span text:style-name="T1">Projekt architektury  7.0</text:span></text:p>
            <text:p><text:span text:style-name="T1">Spisanie dokumentu wymagan 7.0</text:span></text:p>
            <text:p><text:span text:style-name="T1">Implementacja prototypu GUI 6.0</text:span></text:p>
            <text:p><text:span text:style-name="T1">Wizyta u klienta 6.0</text:span></text:p>
            <text:p><text:span text:style-name="T1">Analiza wymagań 5.0</text:span></text:p>
            <text:p><text:span text:style-name="T1">Prezentacja dla klienta 4.0</text:span></text:p>
            <text:p><text:span text:style-name="T1">Zabawa Erlangiem 4.0</text:span></text:p>
            <text:p><text:span text:style-name="T1">Integracja 3.0</text:span></text:p>
            <text:p><text:span text:style-name="T1">Przygotowanie do testów Erlanga - srodowisko 3.0</text:span></text:p>
            <text:p><text:span text:style-name="T1">Specyfikacja wymagan niefuncjonalnych dot. technologii 3.0</text:span></text:p>
            <text:p><text:span text:style-name="T1">Ocena wymagan przygotowanych przez Janka 2.0</text:span></text:p>
            <text:p><text:span text:style-name="T1">Przeglad technologii webowych 2.0</text:span></text:p>
            <text:p><text:span text:style-name="T1">Spotkanie po prezentacji, podsumowanie i wnioski 2.0</text:span></text:p>
            <text:p><text:span text:style-name="T1">Podsumowanie spotkania 1.0</text:span></text:p>
          </table:table-cell>
          <table:table-cell office:value-type="string" calcext:value-type="string">
            <text:p>Analiza wymagań 5.0</text:p>
            <text:p>Implementacja prototypu GUI 6.0</text:p>
            <text:p>Implementacja prototypu zapisywania danych 14.0</text:p>
            <text:p>Integracja 3.0</text:p>
            <text:p>Ocena wymagan przygotowanych przez Janka 2.0</text:p>
            <text:p>Pierwszy prototyp technologiczny w Erlangu 8.0</text:p>
            <text:p>Podsumowanie spotkania 1.0</text:p>
            <text:p>Prezentacja dla klienta 4.0</text:p>
            <text:p>Projekt architektury  7.0</text:p>
            <text:p>Przeglad technologii webowych 2.0</text:p>
            <text:p>Przygotowanie do testów Erlanga - srodowisko 3.0</text:p>
            <text:p>Specyfikacja wymagan niefuncjonalnych dot. technologii 3.0</text:p>
            <text:p>Spisanie dokumentu wymagan 7.0</text:p>
            <text:p>Spotkanie po prezentacji, podsumowanie i wnioski 2.0</text:p>
            <text:p>Testowanie Erlanga na potrzeby architektury 8.0</text:p>
            <text:p>Wizyta u klienta 6.0</text:p>
            <text:p>Zabawa Erlangiem 4.0</text:p>
          </table:table-cell>
          <table:table-cell table:style-name="Default" office:value-type="string" calcext:value-type="string">
            <text:p>Kowalski +projekt2, </text:p>
            <text:p>Nowak+Projekt2</text:p>
          </table:table-cell>
        </table:table-row>
        <table:table-row table:style-name="ro3">
          <table:table-cell table:style-name="ce24" office:value-type="string" calcext:value-type="string">
            <text:p>testy/Poprawne_dane/2012</text:p>
          </table:table-cell>
          <table:table-cell table:number-columns-repeated="2"/>
          <table:table-cell table:style-name="Default"/>
        </table:table-row>
      </table:table>
      <table:table table:name="Niepoprawne Raport1" table:style-name="ta1">
        <table:table-column table:style-name="co14" table:default-cell-style-name="Default"/>
        <table:table-column table:style-name="co15" table:default-cell-style-name="ce2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3"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Oczekiwany rezultat</text:p>
          </table:table-cell>
          <table:table-cell office:value-type="string" calcext:value-type="string">
            <text:p>Otrzymany</text:p>
          </table:table-cell>
          <table:table-cell office:value-type="string" calcext:value-type="string">
            <text:p>Opis przypadku</text:p>
          </table:table-cell>
          <table:table-cell office:value-type="string" calcext:value-type="string">
            <text:p>Komentarz</text:p>
          </table:table-cell>
        </table:table-row>
        <table:table-row table:style-name="ro12">
          <table:table-cell table:style-name="ce24" office:value-type="string" calcext:value-type="string">
            <text:p>testy/Nieoprawne_dane/2012/01</text:p>
          </table:table-cell>
          <table:table-cell table:style-name="ce10" office:value-type="string" calcext:value-type="string">
            <text:p>Projekt1 28 <text:s/>Projekt2 50</text:p>
          </table:table-cell>
          <table:table-cell office:value-type="string" calcext:value-type="string">
            <text:p>Kowalski,projek1: błedy linie 2-7</text:p>
            <text:p>Projekt2 3,5</text:p>
            <text:p>Nowak, błedy w linii 4,,6,9</text:p>
          </table:table-cell>
          <table:table-cell table:style-name="ce26" office:value-type="string" calcext:value-type="string">
            <text:p> Wystąpił błąd podczas dodania recordu. Rząd: 3 Arkusz: Projekt2 Plik: /var/home/student/Downloads/Poprawne_dane_nowe/Niepoprawne_dane/2012/01/Kowalski_Jan.xls</text:p>
            <text:p>  Wystąpił błąd podczas dodania recordu. Rząd: 5 Arkusz: Projekt2 Plik: /var/home/student/Downloads/Poprawne_dane_nowe/Niepoprawne_dane/2012/01/Kowalski_Jan.xls</text:p>
            <text:p>  Wystąpił błąd podczas dodania recordu. Rząd: 4 Komórka:  Arkusz: Projekt2 Plik: /var/home/student/Downloads/Poprawne_dane_nowe/Niepoprawne_dane/2012/01/Nowak_Piotr.xls</text:p>
            <text:p>  Wystąpił błąd podczas dodania recordu. Rząd: 6 Komórka:  Arkusz: Projekt2 Plik: /var/home/student/Downloads/Poprawne_dane_nowe/Niepoprawne_dane/2012/01/Nowak_Piotr.xls</text:p>
            <text:p>  Wystąpił błąd podczas dodania recordu. Rząd: 9 Komórka:  Arkusz: Projekt2 Plik: /var/home/student/Downloads/Poprawne_dane_nowe/Niepoprawne_dane/2012/01/Nowak_Piotr.xls</text:p>
          </table:table-cell>
          <table:table-cell table:style-name="ce26" office:value-type="string" calcext:value-type="string">
            <text:p>Kowalski Projekt1 – inny format daty, Projekt2 – puste zadania</text:p>
            <text:p>Nowak – brak czasu</text:p>
          </table:table-cell>
          <table:table-cell office:value-type="string" calcext:value-type="string">
            <text:p>nie uwzględnia innego formatu dat u Kowalski , projekt1</text:p>
          </table:table-cell>
        </table:table-row>
        <table:table-row table:style-name="ro9">
          <table:table-cell table:style-name="ce25" office:value-type="string" calcext:value-type="string">
            <text:p>testy/Nieoprawne_dane/2012/02</text:p>
          </table:table-cell>
          <table:table-cell table:style-name="ce11" office:value-type="string" calcext:value-type="string">
            <text:p><text:s text:c="2"/>Projekt2 6.0</text:p>
          </table:table-cell>
          <table:table-cell office:value-type="string" calcext:value-type="string">
            <text:p/>
            <text:p>Kowalski, projekt2: błędy w linii 2,3,5</text:p>
          </table:table-cell>
          <table:table-cell office:value-type="string" calcext:value-type="string">
            <text:p>brak błędów</text:p>
            <text:p/>
            <text:p>  7.25 0.0</text:p>
            <text:p>  Analiza danych 2.0</text:p>
            <text:p>  Przygotoeanie anomimizatora danych i testy 4.0</text:p>
            <text:p>  Asd 0.0</text:p>
          </table:table-cell>
          <table:table-cell table:style-name="ce26" office:value-type="string" calcext:value-type="string">
            <text:p>Kowalski nieprawidłowe formaty czasu</text:p>
          </table:table-cell>
          <table:table-cell/>
        </table:table-row>
        <table:table-row table:style-name="ro13">
          <table:table-cell table:style-name="ce25" office:value-type="string" calcext:value-type="string">
            <text:p>testy/Nieoprawne_dane/2012/03</text:p>
          </table:table-cell>
          <table:table-cell table:style-name="ce12"/>
          <table:table-cell office:value-type="string" calcext:value-type="string">
            <text:p>??</text:p>
          </table:table-cell>
          <table:table-cell office:value-type="string" calcext:value-type="string">
            <text:p>brak błędów</text:p>
          </table:table-cell>
          <table:table-cell table:style-name="ce26" office:value-type="string" calcext:value-type="string">
            <text:p>Kowalski – projekt1 w kolumnie obok dodatkowy tekst, projekt2 w kolumnie obok dodatkowa liczba</text:p>
          </table:table-cell>
          <table:table-cell/>
        </table:table-row>
        <table:table-row table:style-name="ro14">
          <table:table-cell table:style-name="ce25" office:value-type="string" calcext:value-type="string">
            <text:p>testy/Nieoprawne_dane/2012/04</text:p>
          </table:table-cell>
          <table:table-cell table:style-name="ce12" office:value-type="string" calcext:value-type="string">
            <text:p>Raport 1:</text:p>
            <text:p>  Projekt1 28.0</text:p>
            <text:p>  </text:p>
            <text:p>Raport 2:</text:p>
            <text:p>  Kowalski Jan 28.0</text:p>
            <text:p>      Projekt1 28.0</text:p>
          </table:table-cell>
          <table:table-cell/>
          <table:table-cell office:value-type="string" calcext:value-type="string">
            <text:p>  Wystąpił błąd podczas dodania recordu. Rząd: 2 Arkusz: Projekt2 Plik: /var/home/student/Downloads/Poprawne_dane_nowe/Niepoprawne_dane/2012/04/Kowalski_Jan.xls</text:p>
            <text:p>  Wystąpił błąd podczas dodania recordu. Rząd: 3 Arkusz: Projekt2 Plik: /var/home/student/Downloads/Poprawne_dane_nowe/Niepoprawne_dane/2012/04/Kowalski_Jan.xls</text:p>
            <text:p>  Wystąpił błąd podczas dodania recordu. Rząd: 4 Arkusz: Projekt2 Plik: /var/home/student/Downloads/Poprawne_dane_nowe/Niepoprawne_dane/2012/04/Kowalski_Jan.xls</text:p>
            <text:p>  Wystąpił błąd podczas dodania recordu. Rząd: 5 Arkusz: Projekt2 Plik: /var/home/student/Downloads/Poprawne_dane_nowe/Niepoprawne_dane/2012/04/Kowalski_Jan.xls</text:p>
            <text:p>  Wystąpił błąd podczas dodania recordu. Rząd: 6 Arkusz: Projekt2 Plik: /var/home/student/Downloads/Poprawne_dane_nowe/Niepoprawne_dane/2012/04/Kowalski_Jan.xls</text:p>
          </table:table-cell>
          <table:table-cell table:style-name="ce26" office:value-type="string" calcext:value-type="string">
            <text:p>Pusty arkusz dla projektu2</text:p>
          </table:table-cell>
          <table:table-cell/>
        </table:table-row>
        <table:table-row table:style-name="ro15">
          <table:table-cell table:style-name="ce25" office:value-type="string" calcext:value-type="string">
            <text:p>testy/Nieoprawne_dane/2012/05</text:p>
          </table:table-cell>
          <table:table-cell table:style-name="ce12" office:value-type="string" calcext:value-type="string">
            <text:p>Raport 1:</text:p>
            <text:p>  Projekt2 50.0</text:p>
            <text:p>  </text:p>
            <text:p>Raport 2:</text:p>
            <text:p>  Kowalski Jan 11.0</text:p>
            <text:p>      Projekt2 11.0</text:p>
            <text:p>  Nowak Piotr 39.0</text:p>
            <text:p>      Projekt2 39.0</text:p>
          </table:table-cell>
          <table:table-cell office:value-type="string" calcext:value-type="string">
            <text:p>Brak błędu – pusty wiersz nie jest błędem</text:p>
          </table:table-cell>
          <table:table-cell office:value-type="string" calcext:value-type="string">
            <text:p><text:s text:c="2"/>Wystąpił błąd podczas dodania recordu. Rząd: 4 Arkusz: Projekt2 Plik: /var/home/student/Downloads/Poprawne_dane_nowe/Niepoprawne_dane/2012/05/Kowalski_Jan.xls</text:p>
          </table:table-cell>
          <table:table-cell table:style-name="ce26" office:value-type="string" calcext:value-type="string">
            <text:p>Kowalski projekt2, pusty wiersz 4, powinien pominąc i isc dalej</text:p>
          </table:table-cell>
          <table:table-cell/>
        </table:table-row>
        <table:table-row table:style-name="ro3">
          <table:table-cell table:style-name="ce24" office:value-type="string" calcext:value-type="string">
            <text:p>testy/Nieoprawne_dane/2012</text:p>
          </table:table-cell>
          <table:table-cell table:style-name="ce13"/>
          <table:table-cell table:number-columns-repeated="2"/>
          <table:table-cell table:style-name="ce26"/>
          <table:table-cell/>
        </table:table-row>
        <table:table-row table:style-name="ro3" table:number-rows-repeated="104856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linia komend" table:style-name="ta1">
        <table:table-column table:style-name="co19" table:default-cell-style-name="ce14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1" table:number-columns-repeated="2" table:default-cell-style-name="Default"/>
        <table:table-row table:style-name="ro3">
          <table:table-cell/>
          <table:table-cell office:value-type="string" calcext:value-type="string">
            <text:p>Dane wejściowe – wykorzystana komenda</text:p>
          </table:table-cell>
          <table:table-cell office:value-type="string" calcext:value-type="string">
            <text:p>Oczekiwane dane wyjściowe</text:p>
          </table:table-cell>
          <table:table-cell office:value-type="string" calcext:value-type="string">
            <text:p>Otrzymany wynik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SCENARIUSZ 1</text:p>
            <text:p>Raport 1 – folder 2012</text:p>
          </table:table-cell>
          <table:table-cell table:style-name="ce14" office:value-type="string" calcext:value-type="string">
            <text:p>-r1 /var/home/student/Downloads/Poprawne_dane_nowe/Poprawne_dane/2012</text:p>
          </table:table-cell>
          <table:table-cell table:style-name="ce14" office:value-type="string" calcext:value-type="string">
            <text:p>Projekt1 123 Projekt2 214,25</text:p>
            <text:p/>
          </table:table-cell>
          <table:table-cell table:style-name="ce17" office:value-type="string" calcext:value-type="string">
            <text:p>Raport 1:</text:p>
            <text:p>  Projekt1 123.0</text:p>
            <text:p>  Projekt2 214.25</text:p>
            <text:p/>
            <text:p><text:span text:style-name="T3"/></text:p>
          </table:table-cell>
          <table:table-cell table:style-name="ce26" table:number-columns-repeated="2"/>
        </table:table-row>
        <table:table-row table:style-name="ro7">
          <table:table-cell office:value-type="string" calcext:value-type="string">
            <text:p><text:span text:style-name="T1">SCENARIUSZ 1a</text:span></text:p>
            <text:p>Raport 1 – generowanie danych do konsoli, pilku xml i diagramu</text:p>
          </table:table-cell>
          <table:table-cell table:style-name="ce14" office:value-type="string" calcext:value-type="string">
            <text:p>-r1 -d -s=/output /var/home/student/Downloads/Poprawne_dane_nowe/Poprawne_dane/2012</text:p>
          </table:table-cell>
          <table:table-cell table:style-name="ce14" office:value-type="string" calcext:value-type="string">
            <text:p>Projekt1 123 Projekt2 214,25</text:p>
            <text:p>+ generowanie diagramu i pliku xls </text:p>
          </table:table-cell>
          <table:table-cell table:style-name="ce17"/>
          <table:table-cell table:style-name="ce26" table:number-columns-repeated="2"/>
        </table:table-row>
        <table:table-row table:style-name="ro17">
          <table:table-cell office:value-type="string" calcext:value-type="string">
            <text:p><text:span text:style-name="T1">SCENARIUSZ 1b</text:span></text:p>
            <text:p>Raport 1 – generowanie danych do konsoli, pilku xml </text:p>
          </table:table-cell>
          <table:table-cell table:style-name="ce14" office:value-type="string" calcext:value-type="string">
            <text:p>-r1 -s=/output /var/home/student/Downloads/Poprawne_dane_nowe/Poprawne_dane/2012</text:p>
          </table:table-cell>
          <table:table-cell table:style-name="ce14" office:value-type="string" calcext:value-type="string">
            <text:p>Projekt1 123 Projekt2 214,25</text:p>
            <text:p>+ generowanie pliku xls </text:p>
          </table:table-cell>
          <table:table-cell table:style-name="ce17"/>
          <table:table-cell table:style-name="ce26" table:number-columns-repeated="2"/>
        </table:table-row>
        <table:table-row table:style-name="ro18">
          <table:table-cell office:value-type="string" calcext:value-type="string">
            <text:p><text:span text:style-name="T1">SCENARIUSZ 2</text:span></text:p>
            <text:p><text:span text:style-name="T1">Raport 2 – folder 2012</text:span> </text:p>
          </table:table-cell>
          <table:table-cell table:style-name="ce14" office:value-type="string" calcext:value-type="string">
            <text:p>-r2 /var/home/student/Downloads/Poprawne_dane_nowe/Poprawne_dane/2012</text:p>
          </table:table-cell>
          <table:table-cell table:style-name="ce16" office:value-type="string" calcext:value-type="string">
            <text:p>Kowalski Jan 181.25     </text:p>
            <text:p>Projekt1 84.0     </text:p>
            <text:p>Projekt2 97.25 </text:p>
            <text:p>Nowak Piotr 156.0     </text:p>
            <text:p>Projekt1 39.0     </text:p>
            <text:p>Projekt2 117.0</text:p>
            <text:p><text:span text:style-name="T3"/></text:p>
          </table:table-cell>
          <table:table-cell table:style-name="ce17" office:value-type="string" calcext:value-type="string">
            <text:p>Raport 2:</text:p>
            <text:p>  Kowalski Jan 181.25</text:p>
            <text:p>      Projekt1 84.0</text:p>
            <text:p>      Projekt2 97.25</text:p>
            <text:p>  Nowak Piotr 156.0</text:p>
            <text:p>      Projekt1 39.0</text:p>
            <text:p>      Projekt2 117.0</text:p>
            <text:p><text:span text:style-name="T3"/></text:p>
          </table:table-cell>
          <table:table-cell table:style-name="ce26" table:number-columns-repeated="2"/>
        </table:table-row>
        <table:table-row table:style-name="ro19">
          <table:table-cell office:value-type="string" calcext:value-type="string">
            <text:p><text:span text:style-name="T1">SCENARIUSZ 3</text:span></text:p>
            <text:p><text:span text:style-name="T1">Raport 3 – folder 2012</text:span></text:p>
          </table:table-cell>
          <table:table-cell table:style-name="ce14" office:value-type="string" calcext:value-type="string">
            <text:p>-r3 /var/home/student/Downloads/Poprawne_dane_nowe/Poprawne_dane/2012</text:p>
          </table:table-cell>
          <table:table-cell table:style-name="ce14" office:value-type="string" calcext:value-type="string">
            <text:p>Raport 3:</text:p>
            <text:p><text:span text:style-name="T1">  Implementacja prototypu zapisywania danych 42.0</text:span></text:p>
            <text:p><text:span text:style-name="T1">  Pierwszy prototyp technologiczny w Erlangu 32.0</text:span></text:p>
            <text:p><text:span text:style-name="T1">  Testowanie Erlanga na potrzeby architektury 32.0</text:span></text:p>
            <text:p><text:span text:style-name="T1">  Projekt architektury  28.0</text:span></text:p>
            <text:p><text:span text:style-name="T1">  Spisanie dokumentu wymagan 28.0</text:span></text:p>
            <text:p><text:span text:style-name="T1">  Wizyta u klienta 24.0</text:span></text:p>
            <text:p><text:span text:style-name="T1">  Analiza wymagań 20.0</text:span></text:p>
            <text:p><text:span text:style-name="T1"> Implementacja prototypu GUI 18.0</text:span></text:p>
            <text:p><text:span text:style-name="T1">  Prezentacja dla klienta 16.0</text:span></text:p>
            <text:p><text:span text:style-name="T1">  Zabawa Erlangiem 16.0</text:span></text:p>
            <text:p><text:span text:style-name="T1">  Przygotowanie do testów Erlanga - srodowisko 12.0</text:span></text:p>
            <text:p><text:span text:style-name="T1">  Przygotoeanie anomimizatora danych i testy 10.5</text:span></text:p>
            <text:p><text:span text:style-name="T1">  Integracja 9.0</text:span></text:p>
            <text:p><text:span text:style-name="T1">  Specyfikacja wymagan niefuncjonalnych dot. technologii 9.0</text:span></text:p>
            <text:p><text:span text:style-name="T1">  Ocena wymagan przygotowanych przez Janka 8.0</text:span></text:p>
            <text:p><text:span text:style-name="T1">  Spotkanie po prezentacji, podsumowanie i wnioski 8.0</text:span></text:p>
            <text:p><text:span text:style-name="T1">  Wizyta u klienta, dopytanie o dane 7.25</text:span></text:p>
            <text:p><text:span text:style-name="T1">  Przeglad technologii webowych 6.0</text:span></text:p>
            <text:p><text:span text:style-name="T1">  Wizyta u klienta, przetworzenie i odebranie danych 5.5</text:span></text:p>
            <text:p><text:span text:style-name="T1">  Podsumowanie spotkania 4.0</text:span></text:p>
            <text:p>  Analiza danych 2.0</text:p>
            <text:p><text:span text:style-name="T3"/></text:p>
          </table:table-cell>
          <table:table-cell table:style-name="ce17" office:value-type="string" calcext:value-type="string">
            <text:p>Raport 3:</text:p>
            <text:p><text:span text:style-name="T1">  Implementacja prototypu zapisywania danych 42.0</text:span></text:p>
            <text:p><text:span text:style-name="T1">  Pierwszy prototyp technologiczny w Erlangu 32.0</text:span></text:p>
            <text:p><text:span text:style-name="T1">  Testowanie Erlanga na potrzeby architektury 32.0</text:span></text:p>
            <text:p><text:span text:style-name="T1">  Projekt architektury  28.0</text:span></text:p>
            <text:p><text:span text:style-name="T1">  Spisanie dokumentu wymagan 28.0</text:span></text:p>
            <text:p><text:span text:style-name="T1">  Wizyta u klienta 24.0</text:span></text:p>
            <text:p><text:span text:style-name="T1">  Analiza wymagań 20.0</text:span></text:p>
            <text:p><text:span text:style-name="T1"> Implementacja prototypu GUI 18.0</text:span></text:p>
            <text:p><text:span text:style-name="T1">  Prezentacja dla klienta 16.0</text:span></text:p>
            <text:p><text:span text:style-name="T1">  Zabawa Erlangiem 16.0</text:span></text:p>
            <text:p><text:span text:style-name="T1">  Przygotowanie do testów Erlanga - srodowisko 12.0</text:span></text:p>
            <text:p><text:span text:style-name="T1">  Przygotoeanie anomimizatora danych i testy 10.5</text:span></text:p>
            <text:p><text:span text:style-name="T1">  Integracja 9.0</text:span></text:p>
            <text:p><text:span text:style-name="T1">  Specyfikacja wymagan niefuncjonalnych dot. technologii 9.0</text:span></text:p>
            <text:p><text:span text:style-name="T1">  Ocena wymagan przygotowanych przez Janka 8.0</text:span></text:p>
            <text:p><text:span text:style-name="T1">  Spotkanie po prezentacji, podsumowanie i wnioski 8.0</text:span></text:p>
            <text:p><text:span text:style-name="T1">  Wizyta u klienta, dopytanie o dane 7.25</text:span></text:p>
            <text:p><text:span text:style-name="T1">  Przeglad technologii webowych 6.0</text:span></text:p>
            <text:p><text:span text:style-name="T1">  Wizyta u klienta, przetworzenie i odebranie danych 5.5</text:span></text:p>
            <text:p><text:span text:style-name="T1">  Podsumowanie spotkania 4.0</text:span></text:p>
            <text:p>  Analiza danych 2.0</text:p>
            <text:p><text:span text:style-name="T3"/></text:p>
          </table:table-cell>
          <table:table-cell table:style-name="ce26" table:number-columns-repeated="2"/>
        </table:table-row>
        <table:table-row table:style-name="ro20">
          <table:table-cell office:value-type="string" calcext:value-type="string">
            <text:p>SCENARIUSZ 4</text:p>
            <text:p>Komenda help – wyświetla krótką instrukcję</text:p>
          </table:table-cell>
          <table:table-cell table:style-name="ce14" office:value-type="string" calcext:value-type="string">
            <text:p>-h</text:p>
          </table:table-cell>
          <table:table-cell table:style-name="ce14" office:value-type="string" calcext:value-type="string">
            <text:p>Krótka instrukcja</text:p>
          </table:table-cell>
          <table:table-cell table:style-name="ce17" office:value-type="string" calcext:value-type="string">
            <text:p>usage: pomoc:</text:p>
            <text:p> -d,--diagram        Dodatkowo (obok raportu w konsoli) generuje diagram</text:p>
            <text:p> -h,--help           Wyświetla pomoc</text:p>
            <text:p> -r,--raport &lt;arg&gt;   Generuje wybrany raport. Wymaga podania wartości: 1,</text:p>
            <text:p>                     2 albo 3</text:p>
            <text:p> -s,--save &lt;arg&gt;     Zapisuje raport do pliku. Wymaga podania ścieżki wraz</text:p>
            <text:p>                     z nazwą pliku np. s=<text:a xlink:href="../../../../../../c:/plik.xls" xlink:type="simple">c:\plik.xls</text:a></text:p>
          </table:table-cell>
          <table:table-cell table:style-name="ce26" table:number-columns-repeated="2"/>
        </table:table-row>
        <table:table-row table:style-name="ro12">
          <table:table-cell office:value-type="string" calcext:value-type="string">
            <text:p>SCENARIUSZ 5</text:p>
            <text:p>Błędna komenda – niepełna komenda r</text:p>
            <text:p/>
          </table:table-cell>
          <table:table-cell table:style-name="ce14" office:value-type="string" calcext:value-type="string">
            <text:p>-r /var/home/student/Downloads/Poprawne_dane_nowe/Poprawne_dane/2012</text:p>
          </table:table-cell>
          <table:table-cell table:style-name="ce14" office:value-type="string" calcext:value-type="string">
            <text:p><text:span text:style-name="T1">Error: Argument raport (-r) może przybierać wartości od 1 do 3. Program wymaga podania parametru r z wartością od 1 do 3 np. r=1. Program nie działa bez podania tego argumentu.</text:span></text:p>
            <text:p><text:span text:style-name="T3">+ help</text:span></text:p>
          </table:table-cell>
          <table:table-cell table:style-name="ce17" office:value-type="string" calcext:value-type="string">
            <text:p>Argument raport (-r) może przybierać wartości od 1 do 3. Program wymaga podania parametru r z wartością od 1 do 3 np. r=1. Program nie działa bez podania tego argumentu.</text:p>
            <text:p>usage: pomoc:</text:p>
            <text:p> -d,--diagram        Dodatkowo (obok raportu w konsoli) generuje diagram</text:p>
            <text:p> -h,--help           Wyświetla pomoc</text:p>
            <text:p> -r,--raport &lt;arg&gt;   Generuje wybrany raport. Wymaga podania wartości: 1,</text:p>
            <text:p>                     2 albo 3</text:p>
            <text:p> -s,--save &lt;arg&gt;     Zapisuje raport do pliku. Wymaga podania ścieżki wraz</text:p>
            <text:p>                     z nazwą pliku np. s=<text:a xlink:href="../../../../../../c:/plik.xls" xlink:type="simple">c:\plik.xls</text:a></text:p>
          </table:table-cell>
          <table:table-cell table:style-name="ce26" table:number-columns-repeated="2"/>
        </table:table-row>
        <table:table-row table:style-name="ro21">
          <table:table-cell office:value-type="string" calcext:value-type="string">
            <text:p>SCENARIUSZ 6</text:p>
            <text:p>Raport 1</text:p>
            <text:p>Kowlaski Projekt1 – niepoprawny format dat, Projekt 2 -linie 3 i 5 – brak nazwy zadan</text:p>
          </table:table-cell>
          <table:table-cell table:style-name="ce14" office:value-type="string" calcext:value-type="string">
            <text:p>-r1 /var/home/student/Downloads/Poprawne_dane_nowe/Niepoprawne_dane/2012/01</text:p>
          </table:table-cell>
          <table:table-cell table:style-name="ce14" office:value-type="string" calcext:value-type="string">
            <text:p>Projekt2 43</text:p>
            <text:p><text:span text:style-name="T3"/></text:p>
            <text:p>(Każdy niepoprawny wiersz jest pomijany w obliczeniach)</text:p>
          </table:table-cell>
          <table:table-cell table:style-name="ce17" office:value-type="string" calcext:value-type="string">
            <text:p>Błędy:</text:p>
            <text:p>  Wystąpił błąd podczas dodania recordu. Rząd: 4 Komórka:  Arkusz: Projekt2 Plik: /var/home/student/Downloads/Poprawne_dane_nowe/Niepoprawne_dane/2012/01/Nowak_Piotr.xls</text:p>
            <text:p>  Wystąpił błąd podczas dodania recordu. Rząd: 6 Komórka:  Arkusz: Projekt2 Plik: /var/home/student/Downloads/Poprawne_dane_nowe/Niepoprawne_dane/2012/01/Nowak_Piotr.xls</text:p>
            <text:p>  Wystąpił błąd podczas dodania recordu. Rząd: 9 Komórka:  Arkusz: Projekt2 Plik: /var/home/student/Downloads/Poprawne_dane_nowe/Niepoprawne_dane/2012/01/Nowak_Piotr.xls</text:p>
            <text:p>  Wystąpił błąd podczas dodania recordu. Rząd: 2 Komórka:  Arkusz: Projekt1 Plik: /var/home/student/Downloads/Poprawne_dane_nowe/Niepoprawne_dane/2012/01/Kowalski_Jan.xls</text:p>
            <text:p>  Wystąpił błąd podczas dodania recordu. Rząd: 3 Komórka:  Arkusz: Projekt1 Plik: /var/home/student/Downloads/Poprawne_dane_nowe/Niepoprawne_dane/2012/01/Kowalski_Jan.xls</text:p>
            <text:p>  Wystąpił błąd podczas dodania recordu. Rząd: 4 Komórka:  Arkusz: Projekt1 Plik: /var/home/student/Downloads/Poprawne_dane_nowe/Niepoprawne_dane/2012/01/Kowalski_Jan.xls</text:p>
            <text:p>  Wystąpił błąd podczas dodania recordu. Rząd: 5 Komórka:  Arkusz: Projekt1 Plik: /var/home/student/Downloads/Poprawne_dane_nowe/Niepoprawne_dane/2012/01/Kowalski_Jan.xls</text:p>
            <text:p>  Wystąpił błąd podczas dodania recordu. Rząd: 6 Komórka:  Arkusz: Projekt1 Plik: /var/home/student/Downloads/Poprawne_dane_nowe/Niepoprawne_dane/2012/01/Kowalski_Jan.xls</text:p>
            <text:p>  Wystąpił błąd podczas dodania recordu. Rząd: 7 Komórka:  Arkusz: Projekt1 Plik: /var/home/student/Downloads/Poprawne_dane_nowe/Niepoprawne_dane/2012/01/Kowalski_Jan.xls</text:p>
            <text:p>  Wystąpił błąd podczas dodania recordu. Rząd: 3 Arkusz: Projekt2 Plik: /var/home/student/Downloads/Poprawne_dane_nowe/Niepoprawne_dane/2012/01/Kowalski_Jan.xls</text:p>
            <text:p>  Wystąpił błąd podczas dodania recordu. Rząd: 5 Arkusz: Projekt2 Plik: /var/home/student/Downloads/Poprawne_dane_nowe/Niepoprawne_dane/2012/01/Kowalski_Jan.xls</text:p>
            <text:p>Raport:</text:p>
            <text:p>  </text:p>
            <text:p>Raport 1:</text:p>
            <text:p>  Projekt2 43.0</text:p>
            <text:p><text:span text:style-name="T3"/></text:p>
          </table:table-cell>
          <table:table-cell table:style-name="ce26" table:number-columns-repeated="2"/>
        </table:table-row>
        <table:table-row table:style-name="ro22">
          <table:table-cell office:value-type="string" calcext:value-type="string">
            <text:p><text:span text:style-name="T1">SCENARIUSZ 7</text:span></text:p>
            <text:p><text:span text:style-name="T1">Raport 2</text:span></text:p>
            <text:p><text:span text:style-name="T1">Kowlaski Projekt1 – niepoprawny format dat, Projekt 2 -linie 3 i 5 – brak nazwy zadan</text:span></text:p>
          </table:table-cell>
          <table:table-cell table:style-name="ce14" office:value-type="string" calcext:value-type="string">
            <text:p>-r2 /var/home/student/Downloads/Poprawne_dane_nowe/Niepoprawne_dane/2012/01</text:p>
          </table:table-cell>
          <table:table-cell table:style-name="ce14" office:value-type="string" calcext:value-type="string">
            <text:p>Projekt2 43</text:p>
            <text:p><text:span text:style-name="T1">Raport 2:</text:span></text:p>
            <text:p><text:span text:style-name="T1">  Kowalski Jan 11.0</text:span></text:p>
            <text:p><text:span text:style-name="T1">      Projekt2 11.0</text:span></text:p>
            <text:p><text:span text:style-name="T1">  Nowak Piotr 32.0</text:span></text:p>
            <text:p><text:span text:style-name="T1">      Projekt2 32.0</text:span></text:p>
            <text:p><text:span text:style-name="T3"/></text:p>
            <text:p><text:span text:style-name="T1"/></text:p>
            <text:p>(Każdy niepoprawny wiersz jest pomijany w obliczeniach)</text:p>
          </table:table-cell>
          <table:table-cell table:style-name="ce17" office:value-type="string" calcext:value-type="string">
            <text:p>Blędy jak wyzej</text:p>
            <text:p>Raport 2:</text:p>
            <text:p>  Kowalski Jan 11.0</text:p>
            <text:p>      Projekt2 11.0</text:p>
            <text:p>  Nowak Piotr 32.0</text:p>
            <text:p>      Projekt2 32.0</text:p>
          </table:table-cell>
          <table:table-cell table:style-name="ce26" table:number-columns-repeated="2"/>
        </table:table-row>
        <table:table-row table:style-name="ro23">
          <table:table-cell office:value-type="string" calcext:value-type="string">
            <text:p><text:span text:style-name="T1">SCENARIUSZ 8</text:span></text:p>
            <text:p><text:span text:style-name="T1">Raport 3</text:span></text:p>
            <text:p><text:span text:style-name="T1">Kowlaski Projekt1 – niepoprawny format dat, Projekt 2 -linie 3 i 5 – brak nazwy zadan</text:span></text:p>
          </table:table-cell>
          <table:table-cell table:style-name="ce14" office:value-type="string" calcext:value-type="string">
            <text:p>-r3 /var/home/student/Downloads/Poprawne_dane_nowe/Niepoprawne_dane/2012/01</text:p>
          </table:table-cell>
          <table:table-cell table:style-name="ce14" office:value-type="string" calcext:value-type="string">
            <text:p><text:span text:style-name="T3">Raport 3:</text:span></text:p>
            <text:p><text:span text:style-name="T1">  Pierwszy prototyp technologiczny w Erlangu 8.0</text:span></text:p>
            <text:p><text:span text:style-name="T3">  Testowanie Erlanga na potrzeby architektury 8.0</text:span></text:p>
            <text:p><text:span text:style-name="T4">  Projekt architektury  7.0</text:span></text:p>
            <text:p><text:span text:style-name="T4">  Spisanie dokumentu wymagan 7.0</text:span></text:p>
            <text:p><text:span text:style-name="T4">  Wizyta u klienta 6.0</text:span></text:p>
            <text:p><text:span text:style-name="T4">  Przygotowanie do testów Erlanga - srodowisko 3.0</text:span></text:p>
            <text:p><text:span text:style-name="T1">  Prezentacja dla klienta 2.0</text:span></text:p>
            <text:p><text:span text:style-name="T4">  Podsumowanie spotkania 1.0</text:span></text:p>
            <text:p><text:span text:style-name="T1">  Spotkanie po prezentacji, podsumowanie i wnioski 1.0</text:span></text:p>
            <text:p><text:span text:style-name="T1"/></text:p>
            <text:p><text:span text:style-name="T3"/></text:p>
            <text:p><text:span text:style-name="T1">(Każdy niepoprawny wiersz jest pomijany w obliczeniach)</text:span></text:p>
            <text:p><text:span text:style-name="T1"> </text:span></text:p>
          </table:table-cell>
          <table:table-cell table:style-name="ce17" office:value-type="string" calcext:value-type="string">
            <text:p>Błedy jak wyzej</text:p>
            <text:p>Raport 3:</text:p>
            <text:p>  Pierwszy prototyp technologiczny w Erlangu 8.0</text:p>
            <text:p>  Podsumowanie spotkania 1.0</text:p>
            <text:p>  Prezentacja dla klienta 2.0</text:p>
            <text:p>  Projekt architektury  7.0</text:p>
            <text:p>  Przygotowanie do testów Erlanga - srodowisko 3.0</text:p>
            <text:p>  Spisanie dokumentu wymagan 7.0</text:p>
            <text:p>  Spotkanie po prezentacji, podsumowanie i wnioski 1.0</text:p>
            <text:p>  Testowanie Erlanga na potrzeby architektury 8.0</text:p>
            <text:p>  Wizyta u klienta 6.0</text:p>
            <text:p/>
            <text:p><text:span text:style-name="T3"/></text:p>
          </table:table-cell>
          <table:table-cell table:style-name="ce26" table:number-columns-repeated="2"/>
        </table:table-row>
        <table:table-row table:style-name="ro24">
          <table:table-cell office:value-type="string" calcext:value-type="string">
            <text:p>SCENARIUSZ 9</text:p>
            <text:p>Nieprawidłowy format czasu (np.. 7.25, asd)</text:p>
            <text:p>Błedy w linii 2,3,5</text:p>
          </table:table-cell>
          <table:table-cell table:style-name="ce14" office:value-type="string" calcext:value-type="string">
            <text:p>'-r1 /var/home/student/Downloads/Poprawne_dane_nowe/Niepoprawne_dane/2012/02</text:p>
            <text:p/>
            <text:p>-r2 /var/home/student/Downloads/Poprawne_dane_nowe/Niepoprawne_dane/2012/02</text:p>
            <text:p><text:span text:style-name="T1"/></text:p>
            <text:p><text:span text:style-name="T1">-r3 /var/home/student/Downloads/Poprawne_dane_nowe/Niepoprawne_dane/2012/02</text:span></text:p>
          </table:table-cell>
          <table:table-cell table:style-name="ce14" office:value-type="string" calcext:value-type="string">
            <text:p><text:span text:style-name="T1">Raport 1:</text:span></text:p>
            <text:p><text:span text:style-name="T1">  Projekt2 6.0</text:span></text:p>
            <text:p><text:span text:style-name="T1"/></text:p>
            <text:p><text:span text:style-name="T3">Raport 2:</text:span></text:p>
            <text:p><text:span text:style-name="T5">  Kowalski Jan 6.0</text:span></text:p>
            <text:p><text:span text:style-name="T6">      Projekt2 6.0</text:span></text:p>
            <text:p><text:span text:style-name="T6"/></text:p>
            <text:p><text:span text:style-name="T7">Raport 3:</text:span></text:p>
            <text:p><text:span text:style-name="T3">  Przygotoeanie anomimizatora danych i testy 4.0</text:span></text:p>
            <text:p><text:span text:style-name="T5">  Analiza danych 2.0</text:span></text:p>
            <text:p><text:span text:style-name="T5"/></text:p>
            <text:p><text:span text:style-name="T3"/></text:p>
          </table:table-cell>
          <table:table-cell table:style-name="ce17" office:value-type="string" calcext:value-type="string">
            <text:p>Błędy:</text:p>
            <text:p>  Wystąpił błąd podczas dodania recordu. Rząd: 2 Komórka:  Arkusz: Projekt2 Plik: /var/home/student/Downloads/Poprawne_dane_nowe/Niepoprawne_dane/2012/02/Kowalski_Jan.xls</text:p>
            <text:p>  Wystąpił błąd podczas dodania recordu. Rząd: 5 Komórka:  Arkusz: Projekt2 Plik: /var/home/student/Downloads/Poprawne_dane_nowe/Niepoprawne_dane/2012/02/Kowalski_Jan.xls</text:p>
            <text:p>Raport:</text:p>
            <text:p>  </text:p>
            <text:p>Raport 1:</text:p>
            <text:p>  Projekt2 6.0</text:p>
            <text:p/>
            <text:p>Raport 2:</text:p>
            <text:p>  Kowalski Jan 6.0</text:p>
            <text:p>      Projekt2 6.0</text:p>
            <text:p/>
            <text:p>Raport 3:</text:p>
            <text:p>  Przygotoeanie anomimizatora danych i testy 4.0</text:p>
            <text:p>  Analiza danych 2.0</text:p>
            <text:p/>
            <text:p><text:span text:style-name="T3"/></text:p>
          </table:table-cell>
          <table:table-cell table:style-name="ce26" table:number-columns-repeated="2"/>
        </table:table-row>
        <table:table-row table:style-name="ro19">
          <table:table-cell office:value-type="string" calcext:value-type="string">
            <text:p>SCENARIUSZ 10</text:p>
            <text:p>Kowalski Jan – pusty wiersz.</text:p>
            <text:p>Wiersz powinien zostać pominięty, a raport powinien generować się dalej</text:p>
          </table:table-cell>
          <table:table-cell table:style-name="ce14" office:value-type="string" calcext:value-type="string">
            <text:p>'-r1 /var/home/student/Downloads/Poprawne_dane_nowe/Niepoprawne_dane/2012/05</text:p>
            <text:p/>
            <text:p><text:span text:style-name="T1">'-r2 /var/home/student/Downloads/Poprawne_dane_nowe/Niepoprawne_dane/2012/05</text:span></text:p>
            <text:p><text:span text:style-name="T1"/></text:p>
            <text:p><text:span text:style-name="T2">'-r3 /var/home/student/Downloads/Poprawne_dane_nowe/Niepoprawne_dane/2012/05</text:span></text:p>
          </table:table-cell>
          <table:table-cell table:style-name="ce14" office:value-type="string" calcext:value-type="string">
            <text:p><text:span text:style-name="T5">Raport 1:</text:span></text:p>
            <text:p><text:span text:style-name="T1">  Projekt2 50.0</text:span></text:p>
            <text:p><text:span text:style-name="T1"/></text:p>
            <text:p><text:span text:style-name="T3">Raport 2:</text:span></text:p>
            <text:p><text:span text:style-name="T5">  Kowalski Jan 11.0</text:span></text:p>
            <text:p><text:span text:style-name="T6">      Projekt2 11.0</text:span></text:p>
            <text:p><text:span text:style-name="T7">  Nowak Piotr 39.0</text:span></text:p>
            <text:p><text:span text:style-name="T8">      Projekt2 39.0</text:span></text:p>
            <text:p><text:span text:style-name="T8"/></text:p>
            <text:p><text:span text:style-name="T1">Raport 3:</text:span></text:p>
            <text:p><text:span text:style-name="T6">  Pierwszy prototyp technologiczny w Erlangu 8.0</text:span></text:p>
            <text:p><text:span text:style-name="T4">  Testowanie Erlanga na potrzeby architektury 8.0</text:span></text:p>
            <text:p><text:span text:style-name="T1">  Projekt architektury  7.0</text:span></text:p>
            <text:p><text:span text:style-name="T7">  Wizyta u klienta 6.0</text:span></text:p>
            <text:p><text:span text:style-name="T4">  Analiza wymagań 5.0</text:span></text:p>
            <text:p><text:span text:style-name="T4">  Prezentacja dla klienta 4.0</text:span></text:p>
            <text:p><text:span text:style-name="T8">  Zabawa Erlangiem 4.0</text:span></text:p>
            <text:p><text:span text:style-name="T4">  Przygotowanie do testów Erlanga - srodowisko 3.0</text:span></text:p>
            <text:p><text:span text:style-name="T4">  Ocena wymagan przygotowanych przez Janka 2.0</text:span></text:p>
            <text:p><text:span text:style-name="T4">  Spotkanie po prezentacji, podsumowanie i wnioski 2.0</text:span></text:p>
            <text:p><text:span text:style-name="T4">  Podsumowanie spotkania 1.0</text:span></text:p>
            <text:p><text:span text:style-name="T4"/></text:p>
            <text:p><text:span text:style-name="T3"/></text:p>
          </table:table-cell>
          <table:table-cell table:style-name="ce17" office:value-type="string" calcext:value-type="string">
            <text:p>Raport 1:</text:p>
            <text:p>  Projekt2 50.0</text:p>
            <text:p/>
            <text:p>Raport 2:</text:p>
            <text:p>  Kowalski Jan 11.0</text:p>
            <text:p>      Projekt2 11.0</text:p>
            <text:p>  Nowak Piotr 39.0</text:p>
            <text:p>      Projekt2 39.0</text:p>
            <text:p/>
            <text:p>Raport 3:</text:p>
            <text:p>  Analiza wymagań 5.0</text:p>
            <text:p>  Ocena wymagan przygotowanych przez Janka 2.0</text:p>
            <text:p>  Pierwszy prototyp technologiczny w Erlangu 8.0</text:p>
            <text:p>  Podsumowanie spotkania 1.0</text:p>
            <text:p>  Prezentacja dla klienta 4.0</text:p>
            <text:p>  Projekt architektury  7.0</text:p>
            <text:p>  Przygotowanie do testów Erlanga - srodowisko 3.0</text:p>
            <text:p>  Spotkanie po prezentacji, podsumowanie i wnioski 2.0</text:p>
            <text:p>  Testowanie Erlanga na potrzeby architektury 8.0</text:p>
            <text:p>  Wizyta u klienta 6.0</text:p>
            <text:p>  Zabawa Erlangiem 4.0</text:p>
            <text:p><text:span text:style-name="T3"/></text:p>
          </table:table-cell>
          <table:table-cell table:style-name="ce26" table:number-columns-repeated="2"/>
        </table:table-row>
        <table:table-row table:style-name="ro25">
          <table:table-cell office:value-type="string" calcext:value-type="string">
            <text:p>SCENARIUSZ 11</text:p>
            <text:p>Folder 2012 i 2013, 4 developerów</text:p>
          </table:table-cell>
          <table:table-cell table:style-name="ce14" office:value-type="string" calcext:value-type="string">
            <text:p>-r1 -d -s=/output /var/home/student/Downloads/Poprawne_dane_nowe/Poprawne_dane</text:p>
          </table:table-cell>
          <table:table-cell table:style-name="ce14" table:number-columns-repeated="2"/>
          <table:table-cell table:style-name="ce26" table:number-columns-repeated="2"/>
        </table:table-row>
        <table:table-row table:style-name="ro3" table:number-rows-repeated="8">
          <table:table-cell/>
          <table:table-cell table:style-name="ce14" table:number-columns-repeated="3"/>
          <table:table-cell table:style-name="ce26" table:number-columns-repeated="2"/>
        </table:table-row>
        <table:table-row table:style-name="ro3" table:number-rows-repeated="1048553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PREZENTACJA" table:style-name="ta1"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row table:style-name="ro3">
          <table:table-cell/>
          <table:table-cell table:style-name="ce15" office:value-type="string" calcext:value-type="string">
            <text:p>Dane wejściowe – wykorzystana komenda</text:p>
          </table:table-cell>
          <table:table-cell table:style-name="ce15" office:value-type="string" calcext:value-type="string">
            <text:p>Oczekiwane dane wyjściowe</text:p>
          </table:table-cell>
          <table:table-cell table:style-name="ce15" office:value-type="string" calcext:value-type="string">
            <text:p>Otrzymany wynik</text:p>
          </table:table-cell>
        </table:table-row>
        <table:table-row table:style-name="ro18">
          <table:table-cell office:value-type="string" calcext:value-type="string">
            <text:p>SCENARIUSZ 1</text:p>
            <text:p>Raport 1 – folder 2012</text:p>
          </table:table-cell>
          <table:table-cell office:value-type="string" calcext:value-type="string">
            <text:p>-r1 /var/home/student/Downloads/Poprawne_dane_nowe/Poprawne_dane/2012</text:p>
          </table:table-cell>
          <table:table-cell office:value-type="string" calcext:value-type="string">
            <text:p>Projekt1 123 Projekt2 214,25</text:p>
            <text:p/>
          </table:table-cell>
          <table:table-cell table:style-name="ce17" office:value-type="string" calcext:value-type="string">
            <text:p>Raport 1:</text:p>
            <text:p>  Projekt1 123.0</text:p>
            <text:p>  Projekt2 214.25</text:p>
            <text:p/>
            <text:p><text:span text:style-name="T3"/></text:p>
          </table:table-cell>
        </table:table-row>
        <table:table-row table:style-name="ro22">
          <table:table-cell office:value-type="string" calcext:value-type="string">
            <text:p><text:span text:style-name="T1">SCENARIUSZ 1a</text:span></text:p>
            <text:p>Raport 1 – generowanie danych do konsoli, pilku xml i diagramu</text:p>
          </table:table-cell>
          <table:table-cell office:value-type="string" calcext:value-type="string">
            <text:p>-r1 -d -s=/output /var/home/student/Downloads/Poprawne_dane_nowe/Poprawne_dane/2012</text:p>
          </table:table-cell>
          <table:table-cell office:value-type="string" calcext:value-type="string">
            <text:p>Projekt1 123 Projekt2 214,25</text:p>
            <text:p>+ generowanie diagramu i pliku xls </text:p>
          </table:table-cell>
          <table:table-cell table:style-name="ce17"/>
        </table:table-row>
        <table:table-row table:style-name="ro22">
          <table:table-cell office:value-type="string" calcext:value-type="string">
            <text:p><text:span text:style-name="T1">SCENARIUSZ 1b</text:span></text:p>
            <text:p>Raport 1 – generowanie danych do konsoli, pilku xml </text:p>
          </table:table-cell>
          <table:table-cell office:value-type="string" calcext:value-type="string">
            <text:p>-r1 -s=/output /var/home/student/Downloads/Poprawne_dane_nowe/Poprawne_dane/2012</text:p>
          </table:table-cell>
          <table:table-cell office:value-type="string" calcext:value-type="string">
            <text:p>Projekt1 123 Projekt2 214,25</text:p>
            <text:p>+ generowanie pliku xls </text:p>
          </table:table-cell>
          <table:table-cell table:style-name="ce17"/>
        </table:table-row>
        <table:table-row table:style-name="ro3" table:number-rows-repeated="1048571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Sheet5.A1:Sheet5.F58" table:display-filter-buttons="true">
          <table:filter>
            <table:filter-and>
              <table:filter-condition table:data-type="number" table:value="" table:operator="=" table:field-number="5"/>
              <table:filter-condition table:value="Projekt2" table:operator="=" table:field-number="3"/>
            </table:filter-and>
          </table:filter>
        </table:database-range>
        <table:database-range table:name="__Anonymous_Sheet_DB__5" table:target-range-address="'linia komend'.B1:'linia komend'.D13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zł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zł</number:text>
    </number:number-style>
    <number:number-style style:name="N11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zł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5P0" style:volatile="true">
      <number:month/>
      <number:text>.</number:text>
      <number:day/>
      <number:text>.</number:text>
      <number:year number:style="long"/>
    </number:date-style>
    <number:text-style style:name="N145">
      <number:text-content/>
      <style:map style:condition="value()&lt;=1.7976931348623157E+308" style:apply-style-name="N145P0"/>
    </number:text-style>
    <number:currency-style style:name="N146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date-style style:name="N148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48">
      <number:text-content/>
      <style:map style:condition="value()&lt;=1.7976931348623157E+308" style:apply-style-name="N14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.00.0000</text:date>, <text:time style:data-style-name="N2" text:time-value="09:26:57.6892079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3:35:01.977391599</meta:creation-date>
    <dc:date>2024-06-09T13:41:36.996154699</dc:date>
    <meta:editing-duration>PT7H21M52S</meta:editing-duration>
    <meta:editing-cycles>11</meta:editing-cycles>
    <meta:generator>LibreOffice/7.5.9.2$Linux_X86_64 LibreOffice_project/50$Build-2</meta:generator>
    <meta:document-statistic meta:table-count="7" meta:cell-count="509" meta:object-count="0"/>
  </office:meta>
</office:document-meta>
</file>